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DABA LUCHITO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5585930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REQUIPA - SENATI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2008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NCY GLADYS YAURI YANCAY DE LIMACH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7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45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